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sign CP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rojektpräsentation UseCase PVC-Erkenn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fgabenstellung</text:p>
          </draw:text-box>
        </draw:frame>
        <draw:frame presentation:style-name="pr5" draw:layer="layout" svg:width="25.5cm" svg:height="13cm" svg:x="0.662cm" svg:y="5.542cm" presentation:class="outline" presentation:user-transformed="true">
          <draw:text-box>
            <text:list text:style-name="L3">
              <text:list-item>
                <text:p>Korn hat Interesse gezeigt, mittels Bilderkennung und neuronalen Netzen den Recyclingprozess zu vereinfachen.</text:p>
              </text:list-item>
              <text:list-item>
                <text:p/>
              </text:list-item>
              <text:list-item>
                <text:p text:style-name="P2">→ PVC-Rohr(e) mittels Live-Aufnahme und neuronalem Netz in Bauschutt erkennen.</text:p>
              </text:list-item>
              <text:list-item>
                <text:p text:style-name="P2"/>
              </text:list-item>
              <text:list-item>
                <text:p>→ Markierung des erkannten Rohrs auf Live-Bild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ufba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amera</text:p>
              </text:list-item>
              <text:list-item>
                <text:p/>
              </text:list-item>
              <text:list-item>
                <text:p>Noteb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ssons learn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Interpreter duplizieren!</text:p>
              </text:list-item>
              <text:list-item>
                <text:p>2. Abhängigkeiten oftmals veraltet.</text:p>
              </text:list-item>
              <text:list-item>
                <text:p>3. Egal wie viele Trainingsbilder man hat, man braucht mehr.</text:p>
              </text:list-item>
              <text:list-item>
                <text:p>4. Trainingsbilder bearbeiten dauert ohne Hilfe in etwa so lange, wie einem Rentner durch eine Fußgängerzone zu folgen. So auch das Trainieren selbst.</text:p>
              </text:list-item>
              <text:list-item>
                <text:p>5. Man sollte die Masken richtig erzeugen.</text:p>
                <text:p/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09:48:43.753824061</meta:creation-date>
    <meta:editing-duration>PT38M28S</meta:editing-duration>
    <meta:editing-cycles>10</meta:editing-cycles>
    <meta:generator>LibreOffice/6.2.8.2$Linux_X86_64 LibreOffice_project/20$Build-2</meta:generator>
    <dc:title>Alizarin</dc:title>
    <dc:date>2020-01-14T08:56:02.452282615</dc:date>
    <meta:document-statistic meta:object-count="53"/>
  </office:meta>
</office:document-meta>
</file>